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298 - mens. 09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6" calcext:value-type="date">
            <text:p>06/10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12 - mens. 10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1-06" calcext:value-type="date">
            <text:p>06/11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NF 13326 - mens. 1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4" calcext:value-type="date">
            <text:p>04/12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NF 13340 - mens. 1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2" table:formula="of:=[.C7]-[.F7]" office:value-type="float" office:value="300" calcext:value-type="float">
            <text:p>300,00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7])" office:value-type="float" office:value="300" calcext:value-type="float">
            <text:p>300,00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26:17.839619008">00:00:00</text:time></text:span><text:span text:style-name="MT2"><text:time style:data-style-name="N2" text:time-value="14:26:17.839643548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6:17.8437922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1-05T14:29:23.164756528</dc:date>
    <dc:language>pt-PT</dc:language>
    <meta:editing-cycles>678</meta:editing-cycles>
    <meta:editing-duration>P1DT10H54M14S</meta:editing-duration>
    <meta:print-date>2022-07-01T10:31:27.249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